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50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許月里 74（1912-2008）</text:p>
      <text:p text:style-name="P1"/>
      <text:p text:style-name="P1">臺北新店人。父親以種茶維生，因傷無法繼</text:p>
      <text:p text:style-name="P1"/>
      <text:p text:style-name="P1">續耕作而舉家搬遷至臺北上奎府町（今後火車站一</text:p>
      <text:p text:style-name="P1"/>
      <text:p text:style-name="P1">帶），以販賣點心為業。</text:p>
      <text:p text:style-name="P1"/>
      <text:p text:style-name="P1">因家中經濟困窘，先前兩名女兒陸續出養，</text:p>
      <text:p text:style-name="P1"/>
      <text:p text:style-name="P1">許月里排行第三，是母親堅持之下留下的女兒，</text:p>
      <text:p text:style-name="P1"/>
      <text:p text:style-name="P1">但亦無法享有良好的生活環境，直到 10歲才進</text:p>
      <text:p text:style-name="P1"/>
      <text:p text:style-name="P1">入蓬萊公學校（今蓬萊國小）就讀。父親熱愛漢</text:p>
      <text:p text:style-name="P1"/>
      <text:p text:style-name="P1">文化，曾短暫上過私塾，透過自修持續接觸漢文</text:p>
      <text:p text:style-name="P1"/>
      <text:p text:style-name="P1">書籍，也常到讀報社看《臺灣民報》，耳濡目染之</text:p>
      <text:p text:style-name="P1"/>
      <text:p text:style-name="P1">下，小小年紀便曾跟隨大人去聽臺灣文化協會舉辦的演講會。75</text:p>
      <text:p text:style-name="P1"/>
      <text:p text:style-name="P1">昭和 2年（1927），公學校畢業後考入臺灣銀行儲蓄部成為雇員，在此</text:p>
      <text:p text:style-name="P1"/>
      <text:p text:style-name="P1">時期加入左傾的文化協會，參加讀書會，接受左派思想啟蒙。又在友人帶領</text:p>
      <text:p text:style-name="P1"/>
      <text:p text:style-name="P1">下，接觸薛玉龍、薛玉虎所成立的文協外圍組織工友協助會，並協助處理會</text:p>
      <text:p text:style-name="P1"/>
      <text:p text:style-name="P1">務、推動婦女運動。</text:p>
      <text:p text:style-name="P1"/>
      <text:p text:style-name="P1">戰後，剛經過戰爭洗禮的臺灣社會各項設施亟需重建復原，看準商機</text:p>
      <text:p text:style-name="P1"/>
      <text:p text:style-name="P1">從事建材生意，經濟生活漸趨穩定，但對臺灣社會的衝突與矛盾感到憂心。</text:p>
      <text:p text:style-name="P1"/>
      <text:p text:style-name="P1">二二八事件之後，戰前從事社會運動的朋友如簡吉、廖瑞發等人漸次恢復聯</text:p>
      <text:p text:style-name="P1"/>
      <text:p text:style-name="P1">絡，曾對這些人提供經濟上的協助。民國 39年（1950）12月，突遭逮捕，輾</text:p>
      <text:p text:style-name="P1"/>
      <text:p text:style-name="P1">轉於刑警大隊、高砂鐵工廠改建的保密局北所、南所之間，屢遭刑求，因資</text:p>
      <text:p text:style-name="P1"/>
      <text:p text:style-name="P1">匪罪名，判刑 12年。移監青島東路的軍法處看守所女監，後移至板橋生產教</text:p>
      <text:p text:style-name="P1"/>
      <text:p text:style-name="P1">育所。</text:p>
      <text:p text:style-name="P1"/>
      <text:p text:style-name="P1">晚年，臺灣社會氣氛開始活潑之際，又重新走上街頭。民國 74年（1985）出席老戰友楊逵的葬禮，與新一代左統社會運動者取得聯繫，再次活</text:p>
      <text:p text:style-name="P1">躍於政治運動，加入中國統一聯盟與勞動黨。76</text:p>
      <text:p text:style-name="P1"/>
      <text:p text:style-name="P1">有三段婚姻，19歲與社會主義青年黃天海結婚，黃氏曾創辦無政府主</text:p>
      <text:p text:style-name="P1"/>
      <text:p text:style-name="P1">義刊物《明日》，夫婦二人同到基隆營生，數年後夫死於肺病。第二任丈年姓</text:p>
      <text:p text:style-name="P1"/>
      <text:p text:style-name="P1">張，民國 39年（1950）許月里被捕後，產下一子榮光，在獄中撫養至 6歲。民</text:p>
      <text:p text:style-name="P1"/>
      <text:p text:style-name="P1">國 52年（1963）刑滿出獄，55年（1966）離婚。民國 59年（1970）與政治犯難</text:p>
      <text:p text:style-name="P1"/>
      <text:p text:style-name="P1">友周合源（另有傳）結婚，共同活躍於社會運動。（陳翠蓮、嚴婉玲撰）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31:04.402309525</meta:creation-date>
    <dc:date>2018-04-19T15:31:29.400461026</dc:date>
    <meta:editing-duration>PT25S</meta:editing-duration>
    <meta:editing-cycles>1</meta:editing-cycles>
    <meta:document-statistic meta:table-count="0" meta:image-count="0" meta:object-count="0" meta:page-count="1" meta:paragraph-count="29" meta:word-count="755" meta:character-count="807" meta:non-whitespace-character-count="797"/>
    <meta:generator>LibreOffice/5.1.6.2$Linux_X86_64 LibreOffice_project/10m0$Build-2</meta:generator>
  </office:meta>
</office:document-meta>
</file>